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left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1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5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81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8cm" fo:min-width="3.81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8cm" svg:height="5.5cm" svg:x="3.2cm" svg:y="3.6cm">
          <text:p text:style-name="P1">需求</text:p>
        </draw:rect>
        <draw:rect draw:style-name="gr1" draw:text-style-name="P1" draw:layer="layout" svg:width="8.2cm" svg:height="9.7cm" svg:x="3.1cm" svg:y="9.9cm">
          <text:p text:style-name="P1">开发</text:p>
        </draw:rect>
        <draw:rect draw:style-name="gr1" draw:text-style-name="P1" draw:layer="layout" svg:width="8.5cm" svg:height="2.2cm" svg:x="3cm" svg:y="20.7cm">
          <text:p text:style-name="P1">测试</text:p>
        </draw:rect>
        <draw:rect draw:style-name="gr1" draw:text-style-name="P1" draw:layer="layout" svg:width="8.4cm" svg:height="6.5cm" svg:x="3.1cm" svg:y="23.8cm">
          <text:p text:style-name="P1">发布</text:p>
        </draw:rect>
        <draw:rect draw:style-name="gr2" draw:text-style-name="P1" draw:layer="layout" svg:width="3.9cm" svg:height="1.6cm" svg:x="6.3cm" svg:y="4.1cm">
          <text:p text:style-name="P1">需求评审</text:p>
        </draw:rect>
        <draw:rect draw:style-name="gr2" draw:text-style-name="P1" xml:id="id1" draw:id="id1" draw:layer="layout" svg:width="3.9cm" svg:height="1.6cm" svg:x="6.4cm" svg:y="6.6cm">
          <text:p text:style-name="P1">需求分解</text:p>
        </draw:rect>
        <draw:rect draw:style-name="gr2" draw:text-style-name="P1" draw:layer="layout" svg:width="3.9cm" svg:height="1.6cm" svg:x="6.5cm" svg:y="10.2cm">
          <text:p text:style-name="P1">文档设计</text:p>
        </draw:rect>
        <draw:rect draw:style-name="gr2" draw:text-style-name="P1" xml:id="id4" draw:id="id4" draw:layer="layout" svg:width="3.9cm" svg:height="1.6cm" svg:x="6.5cm" svg:y="10.2cm">
          <text:p text:style-name="P1">开发文档设计</text:p>
        </draw:rect>
        <draw:rect draw:style-name="gr2" draw:text-style-name="P1" draw:layer="layout" svg:width="3.9cm" svg:height="1.6cm" svg:x="6.5cm" svg:y="12.7cm">
          <text:p text:style-name="P1">代码开发</text:p>
        </draw:rect>
        <draw:rect draw:style-name="gr2" draw:text-style-name="P1" xml:id="id6" draw:id="id6" draw:layer="layout" svg:width="3.9cm" svg:height="1.6cm" svg:x="6.5cm" svg:y="15.1cm">
          <text:p text:style-name="P1">自测</text:p>
        </draw:rect>
        <draw:rect draw:style-name="gr2" draw:text-style-name="P1" draw:layer="layout" svg:width="3.9cm" svg:height="1.6cm" svg:x="6.9cm" svg:y="21cm">
          <text:p text:style-name="P1">转测与修复bug</text:p>
        </draw:rect>
        <draw:rect draw:style-name="gr2" draw:text-style-name="P1" draw:layer="layout" svg:width="3.9cm" svg:height="1.6cm" svg:x="7cm" svg:y="24.2cm">
          <text:p text:style-name="P1">online发布</text:p>
        </draw:rect>
        <draw:rect draw:style-name="gr2" draw:text-style-name="P1" draw:layer="layout" svg:width="3.9cm" svg:height="1.6cm" svg:x="7cm" svg:y="26.3cm">
          <text:p text:style-name="P1">灰度发布</text:p>
        </draw:rect>
        <draw:rect draw:style-name="gr2" draw:text-style-name="P1" draw:layer="layout" svg:width="3.9cm" svg:height="1.6cm" svg:x="7cm" svg:y="28.4cm">
          <text:p text:style-name="P1">全量发布</text:p>
        </draw:rect>
        <draw:frame draw:style-name="gr3" xml:id="id2" draw:id="id2" draw:layer="layout" svg:width="3.677cm" svg:height="1.072cm" svg:x="12.5cm" svg:y="6.2cm">
          <draw:text-box>
            <text:p>分解子任务</text:p>
          </draw:text-box>
        </draw:frame>
        <draw:frame draw:style-name="gr4" xml:id="id3" draw:id="id3" draw:layer="layout" svg:width="3.042cm" svg:height="1.072cm" svg:x="12.5cm" svg:y="8.1cm">
          <draw:text-box>
            <text:p>工时评估</text:p>
          </draw:text-box>
        </draw:frame>
        <draw:frame draw:style-name="gr5" xml:id="id5" draw:id="id5" draw:layer="layout" svg:width="4.312cm" svg:height="1.072cm" svg:x="12.5cm" svg:y="10.7cm">
          <draw:text-box>
            <text:p>详细文档设计</text:p>
          </draw:text-box>
        </draw:frame>
        <draw:connector draw:style-name="gr6" draw:text-style-name="P1" draw:layer="layout" draw:type="line" svg:x1="10.3cm" svg:y1="7.4cm" svg:x2="12.5cm" svg:y2="6.736cm" draw:start-shape="id1" draw:start-glue-point="1" draw:end-shape="id2" svg:d="M10300 7400l2200-664">
          <text:p/>
        </draw:connector>
        <draw:connector draw:style-name="gr6" draw:text-style-name="P1" draw:layer="layout" draw:type="line" svg:x1="10.3cm" svg:y1="7.4cm" svg:x2="12.5cm" svg:y2="8.636cm" draw:start-shape="id1" draw:start-glue-point="1" draw:end-shape="id3" draw:end-glue-point="3" svg:d="M10300 7400l2200 1236">
          <text:p/>
        </draw:connector>
        <draw:frame draw:style-name="gr4" xml:id="id8" draw:id="id8" draw:layer="layout" svg:width="3.042cm" svg:height="1.072cm" svg:x="12.5cm" svg:y="15.5cm">
          <draw:text-box>
            <text:p>单元测试</text:p>
          </draw:text-box>
        </draw:frame>
        <draw:frame draw:style-name="gr7" xml:id="id7" draw:id="id7" draw:layer="layout" svg:width="4.312cm" svg:height="1.072cm" svg:x="12.5cm" svg:y="13.472cm">
          <draw:text-box>
            <text:p>测试用例设计</text:p>
          </draw:text-box>
        </draw:frame>
        <draw:connector draw:style-name="gr6" draw:text-style-name="P1" draw:layer="layout" draw:type="line" svg:x1="10.4cm" svg:y1="11cm" svg:x2="12.5cm" svg:y2="11.236cm" draw:start-shape="id4" draw:start-glue-point="1" draw:end-shape="id5" svg:d="M10400 11000l2100 236">
          <text:p/>
        </draw:connector>
        <draw:connector draw:style-name="gr6" draw:text-style-name="P1" draw:layer="layout" draw:type="line" svg:x1="10.4cm" svg:y1="15.9cm" svg:x2="12.5cm" svg:y2="14.008cm" draw:start-shape="id6" draw:start-glue-point="1" draw:end-shape="id7" draw:end-glue-point="3" svg:d="M10400 15900l2100-1892">
          <text:p/>
        </draw:connector>
        <draw:connector draw:style-name="gr6" draw:text-style-name="P1" draw:layer="layout" draw:type="line" svg:x1="10.4cm" svg:y1="15.9cm" svg:x2="12.5cm" svg:y2="16.036cm" draw:start-shape="id6" draw:start-glue-point="1" draw:end-shape="id8" svg:d="M10400 15900l2100 136">
          <text:p/>
        </draw:connector>
        <draw:frame draw:style-name="gr4" xml:id="id9" draw:id="id9" draw:layer="layout" svg:width="3.042cm" svg:height="1.072cm" svg:x="12.5cm" svg:y="17.2cm">
          <draw:text-box>
            <text:p>冒烟测试</text:p>
          </draw:text-box>
        </draw:frame>
        <draw:connector draw:style-name="gr6" draw:text-style-name="P1" draw:layer="layout" draw:type="line" svg:x1="10.4cm" svg:y1="15.9cm" svg:x2="12.5cm" svg:y2="17.736cm" draw:start-shape="id6" draw:start-glue-point="1" draw:end-shape="id9" draw:end-glue-point="3" svg:d="M10400 15900l2100 1836">
          <text:p/>
        </draw:connector>
        <draw:rect draw:style-name="gr2" draw:text-style-name="P1" draw:layer="layout" svg:width="3.9cm" svg:height="1.6cm" svg:x="6.6cm" svg:y="17.3cm">
          <text:p text:style-name="P1">上线文档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0-08T19:21:12.81</meta:creation-date>
    <dc:date>2021-10-18T15:45:53.39</dc:date>
    <meta:editing-duration>P3DT14H55M33S</meta:editing-duration>
    <meta:editing-cycles>10</meta:editing-cycles>
    <meta:generator>OpenOffice/4.1.10$Win32 OpenOffice.org_project/4110m2$Build-9807</meta:generator>
    <meta:document-statistic meta:object-count="27"/>
  </office:meta>
</office:document-meta>
</file>